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float" office:value="305668">
            <text:p>305668</text:p>
          </table:table-cell>
          <table:table-cell table:formula="oooc:=ROUND([.A1]/1024)" office:value-type="float" office:value="299">
            <text:p>299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1.63">
            <text:p>1,63</text:p>
          </table:table-cell>
          <table:table-cell office:value-type="float" office:value="0.71">
            <text:p>0,71</text:p>
          </table:table-cell>
          <table:table-cell office:value-type="float" office:value="0.26">
            <text:p>0,26</text:p>
          </table:table-cell>
          <table:table-cell/>
          <table:table-cell office:value-type="float" office:value="0">
            <text:p>0</text:p>
          </table:table-cell>
          <table:table-cell office:value-type="float" office:value="321856">
            <text:p>321856</text:p>
          </table:table-cell>
          <table:table-cell table:formula="oooc:=ROUND([.J1]/1024)" office:value-type="float" office:value="314">
            <text:p>314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,09</text:p>
          </table:table-cell>
          <table:table-cell office:value-type="float" office:value="0.06">
            <text:p>0,06</text:p>
          </table:table-cell>
          <table:table-cell office:value-type="float" office:value="0.05">
            <text:p>0,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928">
            <text:p>341928</text:p>
          </table:table-cell>
          <table:table-cell table:formula="oooc:=ROUND([.A2]/1024)" office:value-type="float" office:value="334">
            <text:p>334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1.17">
            <text:p>1,17</text:p>
          </table:table-cell>
          <table:table-cell office:value-type="float" office:value="0.66">
            <text:p>0,66</text:p>
          </table:table-cell>
          <table:table-cell office:value-type="float" office:value="0.26">
            <text:p>0,26</text:p>
          </table:table-cell>
          <table:table-cell/>
          <table:table-cell office:value-type="float" office:value="20">
            <text:p>20</text:p>
          </table:table-cell>
          <table:table-cell office:value-type="float" office:value="344272">
            <text:p>344272</text:p>
          </table:table-cell>
          <table:table-cell table:formula="oooc:=ROUND([.J2]/1024)" office:value-type="float" office:value="336">
            <text:p>336</text:p>
          </table:table-cell>
          <table:table-cell office:value-type="float" office:value="0">
            <text:p>0</text:p>
          </table:table-cell>
          <table:table-cell/>
          <table:table-cell office:value-type="float" office:value="0.35">
            <text:p>0,35</text:p>
          </table:table-cell>
          <table:table-cell office:value-type="float" office:value="0.12">
            <text:p>0,12</text:p>
          </table:table-cell>
          <table:table-cell office:value-type="float" office:value="0.07">
            <text:p>0,07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8252">
            <text:p>318252</text:p>
          </table:table-cell>
          <table:table-cell table:formula="oooc:=ROUND([.A3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.98">
            <text:p>0,98</text:p>
          </table:table-cell>
          <table:table-cell office:value-type="float" office:value="0.65">
            <text:p>0,65</text:p>
          </table:table-cell>
          <table:table-cell office:value-type="float" office:value="0.26">
            <text:p>0,26</text:p>
          </table:table-cell>
          <table:table-cell/>
          <table:table-cell office:value-type="float" office:value="40">
            <text:p>40</text:p>
          </table:table-cell>
          <table:table-cell office:value-type="float" office:value="355444">
            <text:p>355444</text:p>
          </table:table-cell>
          <table:table-cell table:formula="oooc:=ROUND([.J3]/1024)" office:value-type="float" office:value="347">
            <text:p>347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,53</text:p>
          </table:table-cell>
          <table:table-cell office:value-type="float" office:value="0.17">
            <text:p>0,17</text:p>
          </table:table-cell>
          <table:table-cell office:value-type="float" office:value="0.09">
            <text:p>0,09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8236">
            <text:p>318236</text:p>
          </table:table-cell>
          <table:table-cell table:formula="oooc:=ROUND([.A4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.7">
            <text:p>0,7</text:p>
          </table:table-cell>
          <table:table-cell office:value-type="float" office:value="0.61">
            <text:p>0,61</text:p>
          </table:table-cell>
          <table:table-cell office:value-type="float" office:value="0.25">
            <text:p>0,25</text:p>
          </table:table-cell>
          <table:table-cell/>
          <table:table-cell office:value-type="float" office:value="60">
            <text:p>60</text:p>
          </table:table-cell>
          <table:table-cell office:value-type="float" office:value="362884">
            <text:p>362884</text:p>
          </table:table-cell>
          <table:table-cell table:formula="oooc:=ROUND([.J4]/1024)" office:value-type="float" office:value="354">
            <text:p>354</text:p>
          </table:table-cell>
          <table:table-cell office:value-type="float" office:value="0">
            <text:p>0</text:p>
          </table:table-cell>
          <table:table-cell/>
          <table:table-cell office:value-type="float" office:value="0.66">
            <text:p>0,66</text:p>
          </table:table-cell>
          <table:table-cell office:value-type="float" office:value="0.23">
            <text:p>0,23</text:p>
          </table:table-cell>
          <table:table-cell office:value-type="float" office:value="0.1">
            <text:p>0,1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8236">
            <text:p>318236</text:p>
          </table:table-cell>
          <table:table-cell table:formula="oooc:=ROUND([.A5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.5">
            <text:p>0,5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/>
          <table:table-cell office:value-type="float" office:value="80">
            <text:p>80</text:p>
          </table:table-cell>
          <table:table-cell office:value-type="float" office:value="370068">
            <text:p>370068</text:p>
          </table:table-cell>
          <table:table-cell table:formula="oooc:=ROUND([.J5]/1024)" office:value-type="float" office:value="361">
            <text:p>361</text:p>
          </table:table-cell>
          <table:table-cell office:value-type="float" office:value="0">
            <text:p>0</text:p>
          </table:table-cell>
          <table:table-cell/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.12">
            <text:p>0,12</text:p>
          </table:table-cell>
          <table:table-cell/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18244">
            <text:p>318244</text:p>
          </table:table-cell>
          <table:table-cell table:formula="oooc:=ROUND([.A6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.36">
            <text:p>0,36</text:p>
          </table:table-cell>
          <table:table-cell office:value-type="float" office:value="0.53">
            <text:p>0,53</text:p>
          </table:table-cell>
          <table:table-cell office:value-type="float" office:value="0.24">
            <text:p>0,24</text:p>
          </table:table-cell>
          <table:table-cell/>
          <table:table-cell office:value-type="float" office:value="100">
            <text:p>100</text:p>
          </table:table-cell>
          <table:table-cell office:value-type="float" office:value="377524">
            <text:p>377524</text:p>
          </table:table-cell>
          <table:table-cell table:formula="oooc:=ROUND([.J6]/1024)" office:value-type="float" office:value="369">
            <text:p>369</text:p>
          </table:table-cell>
          <table:table-cell office:value-type="float" office:value="0">
            <text:p>0</text:p>
          </table:table-cell>
          <table:table-cell/>
          <table:table-cell office:value-type="float" office:value="0.83">
            <text:p>0,83</text:p>
          </table:table-cell>
          <table:table-cell office:value-type="float" office:value="0.32">
            <text:p>0,32</text:p>
          </table:table-cell>
          <table:table-cell office:value-type="float" office:value="0.14">
            <text:p>0,14</text:p>
          </table:table-cell>
          <table:table-cell/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18220">
            <text:p>318220</text:p>
          </table:table-cell>
          <table:table-cell table:formula="oooc:=ROUND([.A7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.25">
            <text:p>0,25</text:p>
          </table:table-cell>
          <table:table-cell office:value-type="float" office:value="0.49">
            <text:p>0,49</text:p>
          </table:table-cell>
          <table:table-cell office:value-type="float" office:value="0.24">
            <text:p>0,24</text:p>
          </table:table-cell>
          <table:table-cell/>
          <table:table-cell office:value-type="float" office:value="120">
            <text:p>120</text:p>
          </table:table-cell>
          <table:table-cell office:value-type="float" office:value="384452">
            <text:p>384452</text:p>
          </table:table-cell>
          <table:table-cell table:formula="oooc:=ROUND([.J7]/1024)" office:value-type="float" office:value="375">
            <text:p>375</text:p>
          </table:table-cell>
          <table:table-cell office:value-type="float" office:value="0">
            <text:p>0</text:p>
          </table:table-cell>
          <table:table-cell/>
          <table:table-cell office:value-type="float" office:value="0.87">
            <text:p>0,87</text:p>
          </table:table-cell>
          <table:table-cell office:value-type="float" office:value="0.36">
            <text:p>0,36</text:p>
          </table:table-cell>
          <table:table-cell office:value-type="float" office:value="0.16">
            <text:p>0,16</text:p>
          </table:table-cell>
          <table:table-cell/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18236">
            <text:p>318236</text:p>
          </table:table-cell>
          <table:table-cell table:formula="oooc:=ROUND([.A8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,18</text:p>
          </table:table-cell>
          <table:table-cell office:value-type="float" office:value="0.46">
            <text:p>0,46</text:p>
          </table:table-cell>
          <table:table-cell office:value-type="float" office:value="0.23">
            <text:p>0,23</text:p>
          </table:table-cell>
          <table:table-cell/>
          <table:table-cell office:value-type="float" office:value="140">
            <text:p>140</text:p>
          </table:table-cell>
          <table:table-cell office:value-type="float" office:value="391660">
            <text:p>391660</text:p>
          </table:table-cell>
          <table:table-cell table:formula="oooc:=ROUND([.J8]/1024)" office:value-type="float" office:value="382">
            <text:p>382</text:p>
          </table:table-cell>
          <table:table-cell office:value-type="float" office:value="0">
            <text:p>0</text:p>
          </table:table-cell>
          <table:table-cell/>
          <table:table-cell office:value-type="float" office:value="1.13">
            <text:p>1,13</text:p>
          </table:table-cell>
          <table:table-cell office:value-type="float" office:value="0.46">
            <text:p>0,46</text:p>
          </table:table-cell>
          <table:table-cell office:value-type="float" office:value="0.2">
            <text:p>0,2</text:p>
          </table:table-cell>
          <table:table-cell/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18244">
            <text:p>318244</text:p>
          </table:table-cell>
          <table:table-cell table:formula="oooc:=ROUND([.A9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,13</text:p>
          </table:table-cell>
          <table:table-cell office:value-type="float" office:value="0.43">
            <text:p>0,43</text:p>
          </table:table-cell>
          <table:table-cell office:value-type="float" office:value="0.23">
            <text:p>0,23</text:p>
          </table:table-cell>
          <table:table-cell/>
          <table:table-cell office:value-type="float" office:value="160">
            <text:p>160</text:p>
          </table:table-cell>
          <table:table-cell office:value-type="float" office:value="399596">
            <text:p>399596</text:p>
          </table:table-cell>
          <table:table-cell table:formula="oooc:=ROUND([.J9]/1024)" office:value-type="float" office:value="390">
            <text:p>390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float" office:value="0.5">
            <text:p>0,5</text:p>
          </table:table-cell>
          <table:table-cell office:value-type="float" office:value="0.21">
            <text:p>0,21</text:p>
          </table:table-cell>
          <table:table-cell/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18244">
            <text:p>318244</text:p>
          </table:table-cell>
          <table:table-cell table:formula="oooc:=ROUND([.A10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,09</text:p>
          </table:table-cell>
          <table:table-cell office:value-type="float" office:value="0.4">
            <text:p>0,4</text:p>
          </table:table-cell>
          <table:table-cell office:value-type="float" office:value="0.22">
            <text:p>0,22</text:p>
          </table:table-cell>
          <table:table-cell/>
          <table:table-cell office:value-type="float" office:value="180">
            <text:p>180</text:p>
          </table:table-cell>
          <table:table-cell office:value-type="float" office:value="406904">
            <text:p>406904</text:p>
          </table:table-cell>
          <table:table-cell table:formula="oooc:=ROUND([.J10]/1024)" office:value-type="float" office:value="397">
            <text:p>397</text:p>
          </table:table-cell>
          <table:table-cell office:value-type="float" office:value="0">
            <text:p>0</text:p>
          </table:table-cell>
          <table:table-cell/>
          <table:table-cell office:value-type="float" office:value="1.07">
            <text:p>1,07</text:p>
          </table:table-cell>
          <table:table-cell office:value-type="float" office:value="0.53">
            <text:p>0,53</text:p>
          </table:table-cell>
          <table:table-cell office:value-type="float" office:value="0.23">
            <text:p>0,23</text:p>
          </table:table-cell>
          <table:table-cell/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18244">
            <text:p>318244</text:p>
          </table:table-cell>
          <table:table-cell table:formula="oooc:=ROUND([.A11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,06</text:p>
          </table:table-cell>
          <table:table-cell office:value-type="float" office:value="0.37">
            <text:p>0,37</text:p>
          </table:table-cell>
          <table:table-cell office:value-type="float" office:value="0.21">
            <text:p>0,21</text:p>
          </table:table-cell>
          <table:table-cell/>
          <table:table-cell office:value-type="float" office:value="200">
            <text:p>200</text:p>
          </table:table-cell>
          <table:table-cell office:value-type="float" office:value="415460">
            <text:p>415460</text:p>
          </table:table-cell>
          <table:table-cell table:formula="oooc:=ROUND([.J11]/1024)" office:value-type="float" office:value="406">
            <text:p>406</text:p>
          </table:table-cell>
          <table:table-cell office:value-type="float" office:value="0">
            <text:p>0</text:p>
          </table:table-cell>
          <table:table-cell/>
          <table:table-cell office:value-type="float" office:value="1.05">
            <text:p>1,05</text:p>
          </table:table-cell>
          <table:table-cell office:value-type="float" office:value="0.56">
            <text:p>0,56</text:p>
          </table:table-cell>
          <table:table-cell office:value-type="float" office:value="0.24">
            <text:p>0,24</text:p>
          </table:table-cell>
          <table:table-cell/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2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,05</text:p>
          </table:table-cell>
          <table:table-cell office:value-type="float" office:value="0.35">
            <text:p>0,35</text:p>
          </table:table-cell>
          <table:table-cell office:value-type="float" office:value="0.21">
            <text:p>0,21</text:p>
          </table:table-cell>
          <table:table-cell/>
          <table:table-cell office:value-type="float" office:value="220">
            <text:p>220</text:p>
          </table:table-cell>
          <table:table-cell office:value-type="float" office:value="427480">
            <text:p>427480</text:p>
          </table:table-cell>
          <table:table-cell table:formula="oooc:=ROUND([.J12]/1024)" office:value-type="float" office:value="417">
            <text:p>417</text:p>
          </table:table-cell>
          <table:table-cell office:value-type="float" office:value="0">
            <text:p>0</text:p>
          </table:table-cell>
          <table:table-cell/>
          <table:table-cell office:value-type="float" office:value="1.03">
            <text:p>1,03</text:p>
          </table:table-cell>
          <table:table-cell office:value-type="float" office:value="0.59">
            <text:p>0,59</text:p>
          </table:table-cell>
          <table:table-cell office:value-type="float" office:value="0.26">
            <text:p>0,26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3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,03</text:p>
          </table:table-cell>
          <table:table-cell office:value-type="float" office:value="0.33">
            <text:p>0,33</text:p>
          </table:table-cell>
          <table:table-cell office:value-type="float" office:value="0.2">
            <text:p>0,2</text:p>
          </table:table-cell>
          <table:table-cell/>
          <table:table-cell office:value-type="float" office:value="240">
            <text:p>240</text:p>
          </table:table-cell>
          <table:table-cell office:value-type="float" office:value="439508">
            <text:p>439508</text:p>
          </table:table-cell>
          <table:table-cell table:formula="oooc:=ROUND([.J13]/1024)" office:value-type="float" office:value="429">
            <text:p>429</text:p>
          </table:table-cell>
          <table:table-cell office:value-type="float" office:value="0">
            <text:p>0</text:p>
          </table:table-cell>
          <table:table-cell/>
          <table:table-cell office:value-type="float" office:value="1.02">
            <text:p>1,02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4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/>
          <table:table-cell office:value-type="float" office:value="260">
            <text:p>260</text:p>
          </table:table-cell>
          <table:table-cell office:value-type="float" office:value="451776">
            <text:p>451776</text:p>
          </table:table-cell>
          <table:table-cell table:formula="oooc:=ROUND([.J14]/1024)" office:value-type="float" office:value="441">
            <text:p>441</text:p>
          </table:table-cell>
          <table:table-cell office:value-type="float" office:value="0">
            <text:p>0</text:p>
          </table:table-cell>
          <table:table-cell/>
          <table:table-cell office:value-type="float" office:value="1.02">
            <text:p>1,02</text:p>
          </table:table-cell>
          <table:table-cell office:value-type="float" office:value="0.64">
            <text:p>0,64</text:p>
          </table:table-cell>
          <table:table-cell office:value-type="float" office:value="0.29">
            <text:p>0,29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5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28">
            <text:p>0,28</text:p>
          </table:table-cell>
          <table:table-cell office:value-type="float" office:value="0.19">
            <text:p>0,19</text:p>
          </table:table-cell>
          <table:table-cell/>
          <table:table-cell office:value-type="float" office:value="280">
            <text:p>280</text:p>
          </table:table-cell>
          <table:table-cell office:value-type="float" office:value="463308">
            <text:p>463308</text:p>
          </table:table-cell>
          <table:table-cell table:formula="oooc:=ROUND([.J15]/1024)" office:value-type="float" office:value="452">
            <text:p>452</text:p>
          </table:table-cell>
          <table:table-cell office:value-type="float" office:value="0">
            <text:p>0</text:p>
          </table:table-cell>
          <table:table-cell/>
          <table:table-cell office:value-type="float" office:value="1.01">
            <text:p>1,01</text:p>
          </table:table-cell>
          <table:table-cell office:value-type="float" office:value="0.66">
            <text:p>0,66</text:p>
          </table:table-cell>
          <table:table-cell office:value-type="float" office:value="0.3">
            <text:p>0,3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6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26">
            <text:p>0,26</text:p>
          </table:table-cell>
          <table:table-cell office:value-type="float" office:value="0.18">
            <text:p>0,18</text:p>
          </table:table-cell>
          <table:table-cell/>
          <table:table-cell office:value-type="float" office:value="300">
            <text:p>300</text:p>
          </table:table-cell>
          <table:table-cell office:value-type="float" office:value="472748">
            <text:p>472748</text:p>
          </table:table-cell>
          <table:table-cell table:formula="oooc:=ROUND([.J16]/1024)" office:value-type="float" office:value="462">
            <text:p>462</text:p>
          </table:table-cell>
          <table:table-cell office:value-type="float" office:value="0">
            <text:p>0</text:p>
          </table:table-cell>
          <table:table-cell/>
          <table:table-cell office:value-type="float" office:value="1.01">
            <text:p>1,01</text:p>
          </table:table-cell>
          <table:table-cell office:value-type="float" office:value="0.68">
            <text:p>0,68</text:p>
          </table:table-cell>
          <table:table-cell office:value-type="float" office:value="0.31">
            <text:p>0,31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18368">
            <text:p>318368</text:p>
          </table:table-cell>
          <table:table-cell table:formula="oooc:=ROUND([.A17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25">
            <text:p>0,25</text:p>
          </table:table-cell>
          <table:table-cell office:value-type="float" office:value="0.18">
            <text:p>0,18</text:p>
          </table:table-cell>
          <table:table-cell/>
          <table:table-cell office:value-type="float" office:value="320">
            <text:p>320</text:p>
          </table:table-cell>
          <table:table-cell office:value-type="float" office:value="482528">
            <text:p>482528</text:p>
          </table:table-cell>
          <table:table-cell table:formula="oooc:=ROUND([.J17]/1024)" office:value-type="float" office:value="471">
            <text:p>47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0.33">
            <text:p>0,33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18492">
            <text:p>318492</text:p>
          </table:table-cell>
          <table:table-cell table:formula="oooc:=ROUND([.A18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office:value-type="float" office:value="0.18">
            <text:p>0,18</text:p>
          </table:table-cell>
          <table:table-cell/>
          <table:table-cell office:value-type="float" office:value="340">
            <text:p>340</text:p>
          </table:table-cell>
          <table:table-cell office:value-type="float" office:value="492180">
            <text:p>492180</text:p>
          </table:table-cell>
          <table:table-cell table:formula="oooc:=ROUND([.J18]/1024)" office:value-type="float" office:value="481">
            <text:p>48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2">
            <text:p>0,72</text:p>
          </table:table-cell>
          <table:table-cell office:value-type="float" office:value="0.34">
            <text:p>0,34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18616">
            <text:p>318616</text:p>
          </table:table-cell>
          <table:table-cell table:formula="oooc:=ROUND([.A19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,21</text:p>
          </table:table-cell>
          <table:table-cell office:value-type="float" office:value="0.17">
            <text:p>0,17</text:p>
          </table:table-cell>
          <table:table-cell/>
          <table:table-cell office:value-type="float" office:value="360">
            <text:p>360</text:p>
          </table:table-cell>
          <table:table-cell office:value-type="float" office:value="500996">
            <text:p>500996</text:p>
          </table:table-cell>
          <table:table-cell table:formula="oooc:=ROUND([.J19]/1024)" office:value-type="float" office:value="489">
            <text:p>48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.36">
            <text:p>0,36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18616">
            <text:p>318616</text:p>
          </table:table-cell>
          <table:table-cell table:formula="oooc:=ROUND([.A20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17">
            <text:p>0,17</text:p>
          </table:table-cell>
          <table:table-cell/>
          <table:table-cell office:value-type="float" office:value="380">
            <text:p>380</text:p>
          </table:table-cell>
          <table:table-cell office:value-type="float" office:value="501560">
            <text:p>501560</text:p>
          </table:table-cell>
          <table:table-cell table:formula="oooc:=ROUND([.J20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37">
            <text:p>0,37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8616">
            <text:p>318616</text:p>
          </table:table-cell>
          <table:table-cell table:formula="oooc:=ROUND([.A21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.16">
            <text:p>0,16</text:p>
          </table:table-cell>
          <table:table-cell/>
          <table:table-cell office:value-type="float" office:value="400">
            <text:p>400</text:p>
          </table:table-cell>
          <table:table-cell office:value-type="float" office:value="502040">
            <text:p>502040</text:p>
          </table:table-cell>
          <table:table-cell table:formula="oooc:=ROUND([.J21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7">
            <text:p>0,77</text:p>
          </table:table-cell>
          <table:table-cell office:value-type="float" office:value="0.38">
            <text:p>0,38</text:p>
          </table:table-cell>
          <table:table-cell/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18608">
            <text:p>318608</text:p>
          </table:table-cell>
          <table:table-cell table:formula="oooc:=ROUND([.A22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7">
            <text:p>0,17</text:p>
          </table:table-cell>
          <table:table-cell office:value-type="float" office:value="0.16">
            <text:p>0,16</text:p>
          </table:table-cell>
          <table:table-cell/>
          <table:table-cell office:value-type="float" office:value="420">
            <text:p>420</text:p>
          </table:table-cell>
          <table:table-cell office:value-type="float" office:value="501512">
            <text:p>501512</text:p>
          </table:table-cell>
          <table:table-cell table:formula="oooc:=ROUND([.J22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8">
            <text:p>0,78</text:p>
          </table:table-cell>
          <table:table-cell office:value-type="float" office:value="0.39">
            <text:p>0,39</text:p>
          </table:table-cell>
          <table:table-cell/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318608">
            <text:p>318608</text:p>
          </table:table-cell>
          <table:table-cell table:formula="oooc:=ROUND([.A23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16">
            <text:p>0,16</text:p>
          </table:table-cell>
          <table:table-cell/>
          <table:table-cell office:value-type="float" office:value="440">
            <text:p>440</text:p>
          </table:table-cell>
          <table:table-cell office:value-type="float" office:value="501808">
            <text:p>501808</text:p>
          </table:table-cell>
          <table:table-cell table:formula="oooc:=ROUND([.J23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.4">
            <text:p>0,4</text:p>
          </table:table-cell>
          <table:table-cell/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318608">
            <text:p>318608</text:p>
          </table:table-cell>
          <table:table-cell table:formula="oooc:=ROUND([.A24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,08</text:p>
          </table:table-cell>
          <table:table-cell table:number-columns-repeated="2" office:value-type="float" office:value="0.16">
            <text:p>0,16</text:p>
          </table:table-cell>
          <table:table-cell/>
          <table:table-cell office:value-type="float" office:value="460">
            <text:p>460</text:p>
          </table:table-cell>
          <table:table-cell office:value-type="float" office:value="501556">
            <text:p>501556</text:p>
          </table:table-cell>
          <table:table-cell table:formula="oooc:=ROUND([.J24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1">
            <text:p>0,81</text:p>
          </table:table-cell>
          <table:table-cell office:value-type="float" office:value="0.42">
            <text:p>0,42</text:p>
          </table:table-cell>
          <table:table-cell/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318732">
            <text:p>318732</text:p>
          </table:table-cell>
          <table:table-cell table:formula="oooc:=ROUND([.A25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31">
            <text:p>0,31</text:p>
          </table:table-cell>
          <table:table-cell office:value-type="float" office:value="0.22">
            <text:p>0,22</text:p>
          </table:table-cell>
          <table:table-cell office:value-type="float" office:value="0.18">
            <text:p>0,18</text:p>
          </table:table-cell>
          <table:table-cell/>
          <table:table-cell office:value-type="float" office:value="480">
            <text:p>480</text:p>
          </table:table-cell>
          <table:table-cell office:value-type="float" office:value="502188">
            <text:p>502188</text:p>
          </table:table-cell>
          <table:table-cell table:formula="oooc:=ROUND([.J25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">
            <text:p>0,82</text:p>
          </table:table-cell>
          <table:table-cell office:value-type="float" office:value="0.43">
            <text:p>0,43</text:p>
          </table:table-cell>
          <table:table-cell/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318740">
            <text:p>318740</text:p>
          </table:table-cell>
          <table:table-cell table:formula="oooc:=ROUND([.A26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37">
            <text:p>0,37</text:p>
          </table:table-cell>
          <table:table-cell office:value-type="float" office:value="0.23">
            <text:p>0,23</text:p>
          </table:table-cell>
          <table:table-cell office:value-type="float" office:value="0.18">
            <text:p>0,18</text:p>
          </table:table-cell>
          <table:table-cell/>
          <table:table-cell office:value-type="float" office:value="500">
            <text:p>500</text:p>
          </table:table-cell>
          <table:table-cell office:value-type="float" office:value="502500">
            <text:p>502500</text:p>
          </table:table-cell>
          <table:table-cell table:formula="oooc:=ROUND([.J26]/1024)"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44">
            <text:p>0,44</text:p>
          </table:table-cell>
          <table:table-cell/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318740">
            <text:p>318740</text:p>
          </table:table-cell>
          <table:table-cell table:formula="oooc:=ROUND([.A27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,26</text:p>
          </table:table-cell>
          <table:table-cell office:value-type="float" office:value="0.22">
            <text:p>0,22</text:p>
          </table:table-cell>
          <table:table-cell office:value-type="float" office:value="0.18">
            <text:p>0,18</text:p>
          </table:table-cell>
          <table:table-cell/>
          <table:table-cell office:value-type="float" office:value="520">
            <text:p>520</text:p>
          </table:table-cell>
          <table:table-cell office:value-type="float" office:value="501708">
            <text:p>501708</text:p>
          </table:table-cell>
          <table:table-cell table:formula="oooc:=ROUND([.J27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4">
            <text:p>0,84</text:p>
          </table:table-cell>
          <table:table-cell office:value-type="float" office:value="0.45">
            <text:p>0,45</text:p>
          </table:table-cell>
          <table:table-cell/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318740">
            <text:p>318740</text:p>
          </table:table-cell>
          <table:table-cell table:formula="oooc:=ROUND([.A28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19">
            <text:p>0,19</text:p>
          </table:table-cell>
          <table:table-cell office:value-type="float" office:value="0.2">
            <text:p>0,2</text:p>
          </table:table-cell>
          <table:table-cell office:value-type="float" office:value="0.17">
            <text:p>0,17</text:p>
          </table:table-cell>
          <table:table-cell/>
          <table:table-cell office:value-type="float" office:value="540">
            <text:p>540</text:p>
          </table:table-cell>
          <table:table-cell office:value-type="float" office:value="501820">
            <text:p>501820</text:p>
          </table:table-cell>
          <table:table-cell table:formula="oooc:=ROUND([.J28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46">
            <text:p>0,46</text:p>
          </table:table-cell>
          <table:table-cell/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318864">
            <text:p>318864</text:p>
          </table:table-cell>
          <table:table-cell table:formula="oooc:=ROUND([.A29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,13</text:p>
          </table:table-cell>
          <table:table-cell office:value-type="float" office:value="0.19">
            <text:p>0,19</text:p>
          </table:table-cell>
          <table:table-cell office:value-type="float" office:value="0.17">
            <text:p>0,17</text:p>
          </table:table-cell>
          <table:table-cell/>
          <table:table-cell office:value-type="float" office:value="560">
            <text:p>560</text:p>
          </table:table-cell>
          <table:table-cell office:value-type="float" office:value="501560">
            <text:p>501560</text:p>
          </table:table-cell>
          <table:table-cell table:formula="oooc:=ROUND([.J29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/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318868">
            <text:p>318868</text:p>
          </table:table-cell>
          <table:table-cell table:formula="oooc:=ROUND([.A30]/1024)"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,1</text:p>
          </table:table-cell>
          <table:table-cell office:value-type="float" office:value="0.18">
            <text:p>0,18</text:p>
          </table:table-cell>
          <table:table-cell office:value-type="float" office:value="0.17">
            <text:p>0,17</text:p>
          </table:table-cell>
          <table:table-cell/>
          <table:table-cell office:value-type="float" office:value="580">
            <text:p>580</text:p>
          </table:table-cell>
          <table:table-cell office:value-type="float" office:value="501692">
            <text:p>501692</text:p>
          </table:table-cell>
          <table:table-cell table:formula="oooc:=ROUND([.J30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6">
            <text:p>0,86</text:p>
          </table:table-cell>
          <table:table-cell office:value-type="float" office:value="0.48">
            <text:p>0,48</text:p>
          </table:table-cell>
          <table:table-cell/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319492">
            <text:p>319492</text:p>
          </table:table-cell>
          <table:table-cell table:formula="oooc:=ROUND([.A31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,07</text:p>
          </table:table-cell>
          <table:table-cell table:number-columns-repeated="2" office:value-type="float" office:value="0.16">
            <text:p>0,16</text:p>
          </table:table-cell>
          <table:table-cell/>
          <table:table-cell office:value-type="float" office:value="600">
            <text:p>600</text:p>
          </table:table-cell>
          <table:table-cell office:value-type="float" office:value="502228">
            <text:p>502228</text:p>
          </table:table-cell>
          <table:table-cell table:formula="oooc:=ROUND([.J31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/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319608">
            <text:p>319608</text:p>
          </table:table-cell>
          <table:table-cell table:formula="oooc:=ROUND([.A32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16">
            <text:p>0,16</text:p>
          </table:table-cell>
          <table:table-cell/>
          <table:table-cell office:value-type="float" office:value="620">
            <text:p>620</text:p>
          </table:table-cell>
          <table:table-cell office:value-type="float" office:value="501824">
            <text:p>501824</text:p>
          </table:table-cell>
          <table:table-cell table:formula="oooc:=ROUND([.J32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8">
            <text:p>0,88</text:p>
          </table:table-cell>
          <table:table-cell office:value-type="float" office:value="0.5">
            <text:p>0,5</text:p>
          </table:table-cell>
          <table:table-cell/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319608">
            <text:p>319608</text:p>
          </table:table-cell>
          <table:table-cell table:formula="oooc:=ROUND([.A33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,03</text:p>
          </table:table-cell>
          <table:table-cell office:value-type="float" office:value="0.14">
            <text:p>0,14</text:p>
          </table:table-cell>
          <table:table-cell office:value-type="float" office:value="0.15">
            <text:p>0,15</text:p>
          </table:table-cell>
          <table:table-cell/>
          <table:table-cell office:value-type="float" office:value="640">
            <text:p>640</text:p>
          </table:table-cell>
          <table:table-cell office:value-type="float" office:value="502340">
            <text:p>502340</text:p>
          </table:table-cell>
          <table:table-cell table:formula="oooc:=ROUND([.J33]/1024)"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9">
            <text:p>0,89</text:p>
          </table:table-cell>
          <table:table-cell office:value-type="float" office:value="0.51">
            <text:p>0,51</text:p>
          </table:table-cell>
          <table:table-cell/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319600">
            <text:p>319600</text:p>
          </table:table-cell>
          <table:table-cell table:formula="oooc:=ROUND([.A34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13">
            <text:p>0,13</text:p>
          </table:table-cell>
          <table:table-cell office:value-type="float" office:value="0.15">
            <text:p>0,15</text:p>
          </table:table-cell>
          <table:table-cell/>
          <table:table-cell office:value-type="float" office:value="660">
            <text:p>660</text:p>
          </table:table-cell>
          <table:table-cell office:value-type="float" office:value="501364">
            <text:p>501364</text:p>
          </table:table-cell>
          <table:table-cell table:formula="oooc:=ROUND([.J34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/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319600">
            <text:p>319600</text:p>
          </table:table-cell>
          <table:table-cell table:formula="oooc:=ROUND([.A35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12">
            <text:p>0,12</text:p>
          </table:table-cell>
          <table:table-cell office:value-type="float" office:value="0.15">
            <text:p>0,15</text:p>
          </table:table-cell>
          <table:table-cell/>
          <table:table-cell office:value-type="float" office:value="680">
            <text:p>680</text:p>
          </table:table-cell>
          <table:table-cell office:value-type="float" office:value="501580">
            <text:p>501580</text:p>
          </table:table-cell>
          <table:table-cell table:formula="oooc:=ROUND([.J35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3">
            <text:p>0,53</text:p>
          </table:table-cell>
          <table:table-cell/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319600">
            <text:p>319600</text:p>
          </table:table-cell>
          <table:table-cell table:formula="oooc:=ROUND([.A36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11">
            <text:p>0,11</text:p>
          </table:table-cell>
          <table:table-cell office:value-type="float" office:value="0.14">
            <text:p>0,14</text:p>
          </table:table-cell>
          <table:table-cell/>
          <table:table-cell office:value-type="float" office:value="700">
            <text:p>700</text:p>
          </table:table-cell>
          <table:table-cell office:value-type="float" office:value="501912">
            <text:p>501912</text:p>
          </table:table-cell>
          <table:table-cell table:formula="oooc:=ROUND([.J36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4">
            <text:p>0,54</text:p>
          </table:table-cell>
          <table:table-cell/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37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11">
            <text:p>0,11</text:p>
          </table:table-cell>
          <table:table-cell office:value-type="float" office:value="0.14">
            <text:p>0,14</text:p>
          </table:table-cell>
          <table:table-cell/>
          <table:table-cell office:value-type="float" office:value="720">
            <text:p>720</text:p>
          </table:table-cell>
          <table:table-cell office:value-type="float" office:value="502164">
            <text:p>502164</text:p>
          </table:table-cell>
          <table:table-cell table:formula="oooc:=ROUND([.J37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1">
            <text:p>0,91</text:p>
          </table:table-cell>
          <table:table-cell office:value-type="float" office:value="0.55">
            <text:p>0,55</text:p>
          </table:table-cell>
          <table:table-cell/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38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13">
            <text:p>0,13</text:p>
          </table:table-cell>
          <table:table-cell/>
          <table:table-cell office:value-type="float" office:value="740">
            <text:p>740</text:p>
          </table:table-cell>
          <table:table-cell office:value-type="float" office:value="502160">
            <text:p>502160</text:p>
          </table:table-cell>
          <table:table-cell table:formula="oooc:=ROUND([.J38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/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39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.13">
            <text:p>0,13</text:p>
          </table:table-cell>
          <table:table-cell/>
          <table:table-cell office:value-type="float" office:value="760">
            <text:p>760</text:p>
          </table:table-cell>
          <table:table-cell office:value-type="float" office:value="501556">
            <text:p>501556</text:p>
          </table:table-cell>
          <table:table-cell table:formula="oooc:=ROUND([.J39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56">
            <text:p>0,56</text:p>
          </table:table-cell>
          <table:table-cell/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40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13">
            <text:p>0,13</text:p>
          </table:table-cell>
          <table:table-cell/>
          <table:table-cell office:value-type="float" office:value="780">
            <text:p>780</text:p>
          </table:table-cell>
          <table:table-cell office:value-type="float" office:value="501324">
            <text:p>501324</text:p>
          </table:table-cell>
          <table:table-cell table:formula="oooc:=ROUND([.J40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57">
            <text:p>0,57</text:p>
          </table:table-cell>
          <table:table-cell/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41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12">
            <text:p>0,12</text:p>
          </table:table-cell>
          <table:table-cell/>
          <table:table-cell office:value-type="float" office:value="800">
            <text:p>800</text:p>
          </table:table-cell>
          <table:table-cell office:value-type="float" office:value="501460">
            <text:p>501460</text:p>
          </table:table-cell>
          <table:table-cell table:formula="oooc:=ROUND([.J41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58">
            <text:p>0,58</text:p>
          </table:table-cell>
          <table:table-cell/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42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12">
            <text:p>0,12</text:p>
          </table:table-cell>
          <table:table-cell/>
          <table:table-cell office:value-type="float" office:value="820">
            <text:p>820</text:p>
          </table:table-cell>
          <table:table-cell office:value-type="float" office:value="501824">
            <text:p>501824</text:p>
          </table:table-cell>
          <table:table-cell table:formula="oooc:=ROUND([.J42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59">
            <text:p>0,59</text:p>
          </table:table-cell>
          <table:table-cell/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319724">
            <text:p>319724</text:p>
          </table:table-cell>
          <table:table-cell table:formula="oooc:=ROUND([.A43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12">
            <text:p>0,12</text:p>
          </table:table-cell>
          <table:table-cell/>
          <table:table-cell office:value-type="float" office:value="840">
            <text:p>840</text:p>
          </table:table-cell>
          <table:table-cell office:value-type="float" office:value="502360">
            <text:p>502360</text:p>
          </table:table-cell>
          <table:table-cell table:formula="oooc:=ROUND([.J43]/1024)"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">
            <text:p>0,6</text:p>
          </table:table-cell>
          <table:table-cell/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319848">
            <text:p>319848</text:p>
          </table:table-cell>
          <table:table-cell table:formula="oooc:=ROUND([.A44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11">
            <text:p>0,11</text:p>
          </table:table-cell>
          <table:table-cell/>
          <table:table-cell office:value-type="float" office:value="860">
            <text:p>860</text:p>
          </table:table-cell>
          <table:table-cell office:value-type="float" office:value="501716">
            <text:p>501716</text:p>
          </table:table-cell>
          <table:table-cell table:formula="oooc:=ROUND([.J44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/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319864">
            <text:p>319864</text:p>
          </table:table-cell>
          <table:table-cell table:formula="oooc:=ROUND([.A45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12">
            <text:p>0,12</text:p>
          </table:table-cell>
          <table:table-cell/>
          <table:table-cell office:value-type="float" office:value="880">
            <text:p>880</text:p>
          </table:table-cell>
          <table:table-cell office:value-type="float" office:value="502180">
            <text:p>502180</text:p>
          </table:table-cell>
          <table:table-cell table:formula="oooc:=ROUND([.J45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61">
            <text:p>0,61</text:p>
          </table:table-cell>
          <table:table-cell/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319864">
            <text:p>319864</text:p>
          </table:table-cell>
          <table:table-cell table:formula="oooc:=ROUND([.A46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 office:value-type="float" office:value="0.12">
            <text:p>0,12</text:p>
          </table:table-cell>
          <table:table-cell/>
          <table:table-cell office:value-type="float" office:value="901">
            <text:p>901</text:p>
          </table:table-cell>
          <table:table-cell office:value-type="float" office:value="501832">
            <text:p>501832</text:p>
          </table:table-cell>
          <table:table-cell table:formula="oooc:=ROUND([.J46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62">
            <text:p>0,62</text:p>
          </table:table-cell>
          <table:table-cell/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47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,1</text:p>
          </table:table-cell>
          <table:table-cell office:value-type="float" office:value="0.09">
            <text:p>0,09</text:p>
          </table:table-cell>
          <table:table-cell office:value-type="float" office:value="0.12">
            <text:p>0,12</text:p>
          </table:table-cell>
          <table:table-cell/>
          <table:table-cell office:value-type="float" office:value="921">
            <text:p>921</text:p>
          </table:table-cell>
          <table:table-cell office:value-type="float" office:value="502164">
            <text:p>502164</text:p>
          </table:table-cell>
          <table:table-cell table:formula="oooc:=ROUND([.J47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/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319988">
            <text:p>319988</text:p>
          </table:table-cell>
          <table:table-cell table:formula="oooc:=ROUND([.A48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8">
            <text:p>0,08</text:p>
          </table:table-cell>
          <table:table-cell office:value-type="float" office:value="0.11">
            <text:p>0,11</text:p>
          </table:table-cell>
          <table:table-cell/>
          <table:table-cell office:value-type="float" office:value="941">
            <text:p>941</text:p>
          </table:table-cell>
          <table:table-cell office:value-type="float" office:value="502160">
            <text:p>502160</text:p>
          </table:table-cell>
          <table:table-cell table:formula="oooc:=ROUND([.J48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/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319980">
            <text:p>319980</text:p>
          </table:table-cell>
          <table:table-cell table:formula="oooc:=ROUND([.A49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19">
            <text:p>0,19</text:p>
          </table:table-cell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/>
          <table:table-cell office:value-type="float" office:value="961">
            <text:p>961</text:p>
          </table:table-cell>
          <table:table-cell office:value-type="float" office:value="501944">
            <text:p>501944</text:p>
          </table:table-cell>
          <table:table-cell table:formula="oooc:=ROUND([.J49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64">
            <text:p>0,64</text:p>
          </table:table-cell>
          <table:table-cell/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319980">
            <text:p>319980</text:p>
          </table:table-cell>
          <table:table-cell table:formula="oooc:=ROUND([.A50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,13</text:p>
          </table:table-cell>
          <table:table-cell office:value-type="float" office:value="0.1">
            <text:p>0,1</text:p>
          </table:table-cell>
          <table:table-cell office:value-type="float" office:value="0.11">
            <text:p>0,11</text:p>
          </table:table-cell>
          <table:table-cell/>
          <table:table-cell office:value-type="float" office:value="981">
            <text:p>981</text:p>
          </table:table-cell>
          <table:table-cell office:value-type="float" office:value="502060">
            <text:p>502060</text:p>
          </table:table-cell>
          <table:table-cell table:formula="oooc:=ROUND([.J50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65">
            <text:p>0,65</text:p>
          </table:table-cell>
          <table:table-cell/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1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9">
            <text:p>0,09</text:p>
          </table:table-cell>
          <table:table-cell office:value-type="float" office:value="0.11">
            <text:p>0,11</text:p>
          </table:table-cell>
          <table:table-cell/>
          <table:table-cell office:value-type="float" office:value="1001">
            <text:p>1001</text:p>
          </table:table-cell>
          <table:table-cell office:value-type="float" office:value="501940">
            <text:p>501940</text:p>
          </table:table-cell>
          <table:table-cell table:formula="oooc:=ROUND([.J51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0.65">
            <text:p>0,65</text:p>
          </table:table-cell>
          <table:table-cell/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2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9">
            <text:p>0,09</text:p>
          </table:table-cell>
          <table:table-cell office:value-type="float" office:value="0.11">
            <text:p>0,11</text:p>
          </table:table-cell>
          <table:table-cell/>
          <table:table-cell office:value-type="float" office:value="1021">
            <text:p>1021</text:p>
          </table:table-cell>
          <table:table-cell office:value-type="float" office:value="502056">
            <text:p>502056</text:p>
          </table:table-cell>
          <table:table-cell table:formula="oooc:=ROUND([.J52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66">
            <text:p>0,66</text:p>
          </table:table-cell>
          <table:table-cell/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3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5">
            <text:p>0,05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/>
          <table:table-cell office:value-type="float" office:value="1041">
            <text:p>1041</text:p>
          </table:table-cell>
          <table:table-cell office:value-type="float" office:value="501356">
            <text:p>501356</text:p>
          </table:table-cell>
          <table:table-cell table:formula="oooc:=ROUND([.J53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66">
            <text:p>0,66</text:p>
          </table:table-cell>
          <table:table-cell/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4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,0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/>
          <table:table-cell office:value-type="float" office:value="1061">
            <text:p>1061</text:p>
          </table:table-cell>
          <table:table-cell office:value-type="float" office:value="501312">
            <text:p>501312</text:p>
          </table:table-cell>
          <table:table-cell table:formula="oooc:=ROUND([.J54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67">
            <text:p>0,67</text:p>
          </table:table-cell>
          <table:table-cell/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5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/>
          <table:table-cell office:value-type="float" office:value="1081">
            <text:p>1081</text:p>
          </table:table-cell>
          <table:table-cell office:value-type="float" office:value="502304">
            <text:p>502304</text:p>
          </table:table-cell>
          <table:table-cell table:formula="oooc:=ROUND([.J55]/1024)" office:value-type="float" office:value="491">
            <text:p>49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68">
            <text:p>0,68</text:p>
          </table:table-cell>
          <table:table-cell/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6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,02</text:p>
          </table:table-cell>
          <table:table-cell office:value-type="float" office:value="0.06">
            <text:p>0,06</text:p>
          </table:table-cell>
          <table:table-cell office:value-type="float" office:value="0.09">
            <text:p>0,09</text:p>
          </table:table-cell>
          <table:table-cell/>
          <table:table-cell office:value-type="float" office:value="1101">
            <text:p>1101</text:p>
          </table:table-cell>
          <table:table-cell office:value-type="float" office:value="501464">
            <text:p>501464</text:p>
          </table:table-cell>
          <table:table-cell table:formula="oooc:=ROUND([.J56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68">
            <text:p>0,68</text:p>
          </table:table-cell>
          <table:table-cell/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7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06">
            <text:p>0,06</text:p>
          </table:table-cell>
          <table:table-cell office:value-type="float" office:value="0.09">
            <text:p>0,09</text:p>
          </table:table-cell>
          <table:table-cell/>
          <table:table-cell office:value-type="float" office:value="1121">
            <text:p>1121</text:p>
          </table:table-cell>
          <table:table-cell office:value-type="float" office:value="501684">
            <text:p>501684</text:p>
          </table:table-cell>
          <table:table-cell table:formula="oooc:=ROUND([.J57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.69">
            <text:p>0,69</text:p>
          </table:table-cell>
          <table:table-cell/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8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,01</text:p>
          </table:table-cell>
          <table:table-cell office:value-type="float" office:value="0.05">
            <text:p>0,05</text:p>
          </table:table-cell>
          <table:table-cell office:value-type="float" office:value="0.09">
            <text:p>0,09</text:p>
          </table:table-cell>
          <table:table-cell/>
          <table:table-cell office:value-type="float" office:value="1141">
            <text:p>1141</text:p>
          </table:table-cell>
          <table:table-cell office:value-type="float" office:value="501556">
            <text:p>501556</text:p>
          </table:table-cell>
          <table:table-cell table:formula="oooc:=ROUND([.J58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07">
            <text:p>1,07</text:p>
          </table:table-cell>
          <table:table-cell office:value-type="float" office:value="0.98">
            <text:p>0,98</text:p>
          </table:table-cell>
          <table:table-cell office:value-type="float" office:value="0.7">
            <text:p>0,7</text:p>
          </table:table-cell>
          <table:table-cell/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319972">
            <text:p>319972</text:p>
          </table:table-cell>
          <table:table-cell table:formula="oooc:=ROUND([.A59]/1024)"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5">
            <text:p>0,05</text:p>
          </table:table-cell>
          <table:table-cell office:value-type="float" office:value="0.08">
            <text:p>0,08</text:p>
          </table:table-cell>
          <table:table-cell/>
          <table:table-cell office:value-type="float" office:value="1161">
            <text:p>1161</text:p>
          </table:table-cell>
          <table:table-cell office:value-type="float" office:value="501408">
            <text:p>501408</text:p>
          </table:table-cell>
          <table:table-cell table:formula="oooc:=ROUND([.J59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19">
            <text:p>1,19</text:p>
          </table:table-cell>
          <table:table-cell office:value-type="float" office:value="1.02">
            <text:p>1,02</text:p>
          </table:table-cell>
          <table:table-cell office:value-type="float" office:value="0.72">
            <text:p>0,72</text:p>
          </table:table-cell>
          <table:table-cell/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320112">
            <text:p>320112</text:p>
          </table:table-cell>
          <table:table-cell table:formula="oooc:=ROUND([.A60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4">
            <text:p>0,04</text:p>
          </table:table-cell>
          <table:table-cell office:value-type="float" office:value="0.08">
            <text:p>0,08</text:p>
          </table:table-cell>
          <table:table-cell/>
          <table:table-cell office:value-type="float" office:value="1181">
            <text:p>1181</text:p>
          </table:table-cell>
          <table:table-cell office:value-type="float" office:value="502184">
            <text:p>502184</text:p>
          </table:table-cell>
          <table:table-cell table:formula="oooc:=ROUND([.J60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13">
            <text:p>1,13</text:p>
          </table:table-cell>
          <table:table-cell office:value-type="float" office:value="1.01">
            <text:p>1,01</text:p>
          </table:table-cell>
          <table:table-cell office:value-type="float" office:value="0.72">
            <text:p>0,72</text:p>
          </table:table-cell>
          <table:table-cell/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320112">
            <text:p>320112</text:p>
          </table:table-cell>
          <table:table-cell table:formula="oooc:=ROUND([.A61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4">
            <text:p>0,04</text:p>
          </table:table-cell>
          <table:table-cell office:value-type="float" office:value="0.08">
            <text:p>0,08</text:p>
          </table:table-cell>
          <table:table-cell/>
          <table:table-cell office:value-type="float" office:value="1201">
            <text:p>1201</text:p>
          </table:table-cell>
          <table:table-cell office:value-type="float" office:value="501704">
            <text:p>501704</text:p>
          </table:table-cell>
          <table:table-cell table:formula="oooc:=ROUND([.J61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16">
            <text:p>1,16</text:p>
          </table:table-cell>
          <table:table-cell office:value-type="float" office:value="1.03">
            <text:p>1,03</text:p>
          </table:table-cell>
          <table:table-cell office:value-type="float" office:value="0.73">
            <text:p>0,73</text:p>
          </table:table-cell>
          <table:table-cell/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320112">
            <text:p>320112</text:p>
          </table:table-cell>
          <table:table-cell table:formula="oooc:=ROUND([.A62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4">
            <text:p>0,04</text:p>
          </table:table-cell>
          <table:table-cell office:value-type="float" office:value="0.08">
            <text:p>0,08</text:p>
          </table:table-cell>
          <table:table-cell/>
          <table:table-cell office:value-type="float" office:value="1221">
            <text:p>1221</text:p>
          </table:table-cell>
          <table:table-cell office:value-type="float" office:value="501940">
            <text:p>501940</text:p>
          </table:table-cell>
          <table:table-cell table:formula="oooc:=ROUND([.J62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11">
            <text:p>1,11</text:p>
          </table:table-cell>
          <table:table-cell office:value-type="float" office:value="1.03">
            <text:p>1,03</text:p>
          </table:table-cell>
          <table:table-cell office:value-type="float" office:value="0.74">
            <text:p>0,74</text:p>
          </table:table-cell>
          <table:table-cell/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320236">
            <text:p>320236</text:p>
          </table:table-cell>
          <table:table-cell table:formula="oooc:=ROUND([.A63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office:value-type="float" office:value="1241">
            <text:p>1241</text:p>
          </table:table-cell>
          <table:table-cell office:value-type="float" office:value="501312">
            <text:p>501312</text:p>
          </table:table-cell>
          <table:table-cell table:formula="oooc:=ROUND([.J63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08">
            <text:p>1,08</text:p>
          </table:table-cell>
          <table:table-cell office:value-type="float" office:value="1.02">
            <text:p>1,02</text:p>
          </table:table-cell>
          <table:table-cell office:value-type="float" office:value="0.74">
            <text:p>0,74</text:p>
          </table:table-cell>
          <table:table-cell/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320228">
            <text:p>320228</text:p>
          </table:table-cell>
          <table:table-cell table:formula="oooc:=ROUND([.A64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office:value-type="float" office:value="1261">
            <text:p>1261</text:p>
          </table:table-cell>
          <table:table-cell office:value-type="float" office:value="501560">
            <text:p>501560</text:p>
          </table:table-cell>
          <table:table-cell table:formula="oooc:=ROUND([.J64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06">
            <text:p>1,06</text:p>
          </table:table-cell>
          <table:table-cell office:value-type="float" office:value="1.02">
            <text:p>1,02</text:p>
          </table:table-cell>
          <table:table-cell office:value-type="float" office:value="0.74">
            <text:p>0,74</text:p>
          </table:table-cell>
          <table:table-cell/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20228">
            <text:p>320228</text:p>
          </table:table-cell>
          <table:table-cell table:formula="oooc:=ROUND([.A65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3">
            <text:p>0,03</text:p>
          </table:table-cell>
          <table:table-cell office:value-type="float" office:value="0.07">
            <text:p>0,07</text:p>
          </table:table-cell>
          <table:table-cell/>
          <table:table-cell office:value-type="float" office:value="1281">
            <text:p>1281</text:p>
          </table:table-cell>
          <table:table-cell office:value-type="float" office:value="501688">
            <text:p>501688</text:p>
          </table:table-cell>
          <table:table-cell table:formula="oooc:=ROUND([.J65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.04">
            <text:p>1,04</text:p>
          </table:table-cell>
          <table:table-cell office:value-type="float" office:value="1.02">
            <text:p>1,02</text:p>
          </table:table-cell>
          <table:table-cell office:value-type="float" office:value="0.75">
            <text:p>0,75</text:p>
          </table:table-cell>
          <table:table-cell/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20220">
            <text:p>320220</text:p>
          </table:table-cell>
          <table:table-cell table:formula="oooc:=ROUND([.A66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3">
            <text:p>0,03</text:p>
          </table:table-cell>
          <table:table-cell office:value-type="float" office:value="0.07">
            <text:p>0,07</text:p>
          </table:table-cell>
          <table:table-cell/>
          <table:table-cell office:value-type="float" office:value="1301">
            <text:p>1301</text:p>
          </table:table-cell>
          <table:table-cell office:value-type="float" office:value="502320">
            <text:p>502320</text:p>
          </table:table-cell>
          <table:table-cell table:formula="oooc:=ROUND([.J66]/1024)" office:value-type="float" office:value="491">
            <text:p>491</text:p>
          </table:table-cell>
          <table:table-cell office:value-type="float" office:value="60">
            <text:p>60</text:p>
          </table:table-cell>
          <table:table-cell/>
          <table:table-cell office:value-type="float" office:value="1.03">
            <text:p>1,03</text:p>
          </table:table-cell>
          <table:table-cell office:value-type="float" office:value="1.02">
            <text:p>1,02</text:p>
          </table:table-cell>
          <table:table-cell office:value-type="float" office:value="0.75">
            <text:p>0,75</text:p>
          </table:table-cell>
          <table:table-cell/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320220">
            <text:p>320220</text:p>
          </table:table-cell>
          <table:table-cell table:formula="oooc:=ROUND([.A67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2">
            <text:p>0,02</text:p>
          </table:table-cell>
          <table:table-cell office:value-type="float" office:value="0.07">
            <text:p>0,07</text:p>
          </table:table-cell>
          <table:table-cell/>
          <table:table-cell office:value-type="float" office:value="1321">
            <text:p>1321</text:p>
          </table:table-cell>
          <table:table-cell office:value-type="float" office:value="501440">
            <text:p>501440</text:p>
          </table:table-cell>
          <table:table-cell table:formula="oooc:=ROUND([.J67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.02">
            <text:p>1,02</text:p>
          </table:table-cell>
          <table:table-cell office:value-type="float" office:value="0.75">
            <text:p>0,75</text:p>
          </table:table-cell>
          <table:table-cell/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320220">
            <text:p>320220</text:p>
          </table:table-cell>
          <table:table-cell table:formula="oooc:=ROUND([.A68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2">
            <text:p>0,02</text:p>
          </table:table-cell>
          <table:table-cell office:value-type="float" office:value="0.07">
            <text:p>0,07</text:p>
          </table:table-cell>
          <table:table-cell/>
          <table:table-cell office:value-type="float" office:value="1341">
            <text:p>1341</text:p>
          </table:table-cell>
          <table:table-cell office:value-type="float" office:value="501688">
            <text:p>501688</text:p>
          </table:table-cell>
          <table:table-cell table:formula="oooc:=ROUND([.J68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.01">
            <text:p>1,01</text:p>
          </table:table-cell>
          <table:table-cell office:value-type="float" office:value="0.76">
            <text:p>0,76</text:p>
          </table:table-cell>
          <table:table-cell/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69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2">
            <text:p>0,02</text:p>
          </table:table-cell>
          <table:table-cell office:value-type="float" office:value="0.07">
            <text:p>0,07</text:p>
          </table:table-cell>
          <table:table-cell/>
          <table:table-cell office:value-type="float" office:value="1361">
            <text:p>1361</text:p>
          </table:table-cell>
          <table:table-cell office:value-type="float" office:value="501444">
            <text:p>501444</text:p>
          </table:table-cell>
          <table:table-cell table:formula="oooc:=ROUND([.J69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.01">
            <text:p>1,01</text:p>
          </table:table-cell>
          <table:table-cell office:value-type="float" office:value="0.76">
            <text:p>0,76</text:p>
          </table:table-cell>
          <table:table-cell/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70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2">
            <text:p>0,02</text:p>
          </table:table-cell>
          <table:table-cell office:value-type="float" office:value="0.06">
            <text:p>0,06</text:p>
          </table:table-cell>
          <table:table-cell/>
          <table:table-cell office:value-type="float" office:value="1381">
            <text:p>1381</text:p>
          </table:table-cell>
          <table:table-cell office:value-type="float" office:value="501612">
            <text:p>501612</text:p>
          </table:table-cell>
          <table:table-cell table:formula="oooc:=ROUND([.J70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1.01">
            <text:p>1,01</text:p>
          </table:table-cell>
          <table:table-cell office:value-type="float" office:value="0.77">
            <text:p>0,77</text:p>
          </table:table-cell>
          <table:table-cell/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71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2">
            <text:p>0,02</text:p>
          </table:table-cell>
          <table:table-cell office:value-type="float" office:value="0.06">
            <text:p>0,06</text:p>
          </table:table-cell>
          <table:table-cell/>
          <table:table-cell office:value-type="float" office:value="1401">
            <text:p>1401</text:p>
          </table:table-cell>
          <table:table-cell office:value-type="float" office:value="502028">
            <text:p>502028</text:p>
          </table:table-cell>
          <table:table-cell table:formula="oooc:=ROUND([.J71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1.01">
            <text:p>1,01</text:p>
          </table:table-cell>
          <table:table-cell office:value-type="float" office:value="0.77">
            <text:p>0,77</text:p>
          </table:table-cell>
          <table:table-cell/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72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office:value-type="float" office:value="0.06">
            <text:p>0,06</text:p>
          </table:table-cell>
          <table:table-cell/>
          <table:table-cell office:value-type="float" office:value="1421">
            <text:p>1421</text:p>
          </table:table-cell>
          <table:table-cell office:value-type="float" office:value="502056">
            <text:p>502056</text:p>
          </table:table-cell>
          <table:table-cell table:formula="oooc:=ROUND([.J72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1.01">
            <text:p>1,01</text:p>
          </table:table-cell>
          <table:table-cell office:value-type="float" office:value="0.77">
            <text:p>0,77</text:p>
          </table:table-cell>
          <table:table-cell/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73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office:value-type="float" office:value="0.06">
            <text:p>0,06</text:p>
          </table:table-cell>
          <table:table-cell/>
          <table:table-cell office:value-type="float" office:value="1441">
            <text:p>1441</text:p>
          </table:table-cell>
          <table:table-cell office:value-type="float" office:value="502112">
            <text:p>502112</text:p>
          </table:table-cell>
          <table:table-cell table:formula="oooc:=ROUND([.J73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78">
            <text:p>0,78</text:p>
          </table:table-cell>
          <table:table-cell/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320344">
            <text:p>320344</text:p>
          </table:table-cell>
          <table:table-cell table:formula="oooc:=ROUND([.A74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office:value-type="float" office:value="0.06">
            <text:p>0,06</text:p>
          </table:table-cell>
          <table:table-cell/>
          <table:table-cell office:value-type="float" office:value="1461">
            <text:p>1461</text:p>
          </table:table-cell>
          <table:table-cell office:value-type="float" office:value="501920">
            <text:p>501920</text:p>
          </table:table-cell>
          <table:table-cell table:formula="oooc:=ROUND([.J74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78">
            <text:p>0,78</text:p>
          </table:table-cell>
          <table:table-cell/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320476">
            <text:p>320476</text:p>
          </table:table-cell>
          <table:table-cell table:formula="oooc:=ROUND([.A75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office:value-type="float" office:value="0.05">
            <text:p>0,05</text:p>
          </table:table-cell>
          <table:table-cell/>
          <table:table-cell office:value-type="float" office:value="1481">
            <text:p>1481</text:p>
          </table:table-cell>
          <table:table-cell office:value-type="float" office:value="501632">
            <text:p>501632</text:p>
          </table:table-cell>
          <table:table-cell table:formula="oooc:=ROUND([.J75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79">
            <text:p>0,79</text:p>
          </table:table-cell>
          <table:table-cell/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320476">
            <text:p>320476</text:p>
          </table:table-cell>
          <table:table-cell table:formula="oooc:=ROUND([.A76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office:value-type="float" office:value="0.05">
            <text:p>0,05</text:p>
          </table:table-cell>
          <table:table-cell/>
          <table:table-cell office:value-type="float" office:value="1501">
            <text:p>1501</text:p>
          </table:table-cell>
          <table:table-cell office:value-type="float" office:value="501700">
            <text:p>501700</text:p>
          </table:table-cell>
          <table:table-cell table:formula="oooc:=ROUND([.J76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79">
            <text:p>0,79</text:p>
          </table:table-cell>
          <table:table-cell/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320476">
            <text:p>320476</text:p>
          </table:table-cell>
          <table:table-cell table:formula="oooc:=ROUND([.A77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5">
            <text:p>0,05</text:p>
          </table:table-cell>
          <table:table-cell/>
          <table:table-cell office:value-type="float" office:value="1521">
            <text:p>1521</text:p>
          </table:table-cell>
          <table:table-cell office:value-type="float" office:value="502168">
            <text:p>502168</text:p>
          </table:table-cell>
          <table:table-cell table:formula="oooc:=ROUND([.J77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79">
            <text:p>0,79</text:p>
          </table:table-cell>
          <table:table-cell/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320476">
            <text:p>320476</text:p>
          </table:table-cell>
          <table:table-cell table:formula="oooc:=ROUND([.A78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5">
            <text:p>0,05</text:p>
          </table:table-cell>
          <table:table-cell/>
          <table:table-cell office:value-type="float" office:value="1541">
            <text:p>1541</text:p>
          </table:table-cell>
          <table:table-cell office:value-type="float" office:value="502164">
            <text:p>502164</text:p>
          </table:table-cell>
          <table:table-cell table:formula="oooc:=ROUND([.J78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/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320468">
            <text:p>320468</text:p>
          </table:table-cell>
          <table:table-cell table:formula="oooc:=ROUND([.A79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5">
            <text:p>0,05</text:p>
          </table:table-cell>
          <table:table-cell/>
          <table:table-cell office:value-type="float" office:value="1561">
            <text:p>1561</text:p>
          </table:table-cell>
          <table:table-cell office:value-type="float" office:value="502052">
            <text:p>502052</text:p>
          </table:table-cell>
          <table:table-cell table:formula="oooc:=ROUND([.J79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/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320468">
            <text:p>320468</text:p>
          </table:table-cell>
          <table:table-cell table:formula="oooc:=ROUND([.A80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4">
            <text:p>0,04</text:p>
          </table:table-cell>
          <table:table-cell/>
          <table:table-cell office:value-type="float" office:value="1581">
            <text:p>1581</text:p>
          </table:table-cell>
          <table:table-cell office:value-type="float" office:value="502292">
            <text:p>502292</text:p>
          </table:table-cell>
          <table:table-cell table:formula="oooc:=ROUND([.J80]/1024)" office:value-type="float" office:value="491">
            <text:p>491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1">
            <text:p>0,81</text:p>
          </table:table-cell>
          <table:table-cell/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320576">
            <text:p>320576</text:p>
          </table:table-cell>
          <table:table-cell table:formula="oooc:=ROUND([.A81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4">
            <text:p>0,04</text:p>
          </table:table-cell>
          <table:table-cell/>
          <table:table-cell office:value-type="float" office:value="1601">
            <text:p>1601</text:p>
          </table:table-cell>
          <table:table-cell office:value-type="float" office:value="501932">
            <text:p>501932</text:p>
          </table:table-cell>
          <table:table-cell table:formula="oooc:=ROUND([.J81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1">
            <text:p>0,81</text:p>
          </table:table-cell>
          <table:table-cell/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320592">
            <text:p>320592</text:p>
          </table:table-cell>
          <table:table-cell table:formula="oooc:=ROUND([.A82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4">
            <text:p>0,04</text:p>
          </table:table-cell>
          <table:table-cell/>
          <table:table-cell office:value-type="float" office:value="1621">
            <text:p>1621</text:p>
          </table:table-cell>
          <table:table-cell office:value-type="float" office:value="501280">
            <text:p>501280</text:p>
          </table:table-cell>
          <table:table-cell table:formula="oooc:=ROUND([.J82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1">
            <text:p>0,81</text:p>
          </table:table-cell>
          <table:table-cell/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320600">
            <text:p>320600</text:p>
          </table:table-cell>
          <table:table-cell table:formula="oooc:=ROUND([.A83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4">
            <text:p>0,04</text:p>
          </table:table-cell>
          <table:table-cell/>
          <table:table-cell office:value-type="float" office:value="1641">
            <text:p>1641</text:p>
          </table:table-cell>
          <table:table-cell office:value-type="float" office:value="501700">
            <text:p>501700</text:p>
          </table:table-cell>
          <table:table-cell table:formula="oooc:=ROUND([.J83]/1024)" office:value-type="float" office:value="490">
            <text:p>49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2">
            <text:p>0,82</text:p>
          </table:table-cell>
          <table:table-cell/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320600">
            <text:p>320600</text:p>
          </table:table-cell>
          <table:table-cell table:formula="oooc:=ROUND([.A84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4">
            <text:p>0,04</text:p>
          </table:table-cell>
          <table:table-cell/>
          <table:table-cell office:value-type="float" office:value="1661">
            <text:p>1661</text:p>
          </table:table-cell>
          <table:table-cell office:value-type="float" office:value="502536">
            <text:p>502536</text:p>
          </table:table-cell>
          <table:table-cell table:formula="oooc:=ROUND([.J84]/1024)" office:value-type="float" office:value="491">
            <text:p>491</text:p>
          </table:table-cell>
          <table:table-cell office:value-type="float" office:value="48">
            <text:p>4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2">
            <text:p>0,82</text:p>
          </table:table-cell>
          <table:table-cell/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320600">
            <text:p>320600</text:p>
          </table:table-cell>
          <table:table-cell table:formula="oooc:=ROUND([.A85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3">
            <text:p>0,03</text:p>
          </table:table-cell>
          <table:table-cell/>
          <table:table-cell office:value-type="float" office:value="1681">
            <text:p>1681</text:p>
          </table:table-cell>
          <table:table-cell office:value-type="float" office:value="502056">
            <text:p>502056</text:p>
          </table:table-cell>
          <table:table-cell table:formula="oooc:=ROUND([.J85]/1024)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2">
            <text:p>0,82</text:p>
          </table:table-cell>
          <table:table-cell/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320732">
            <text:p>320732</text:p>
          </table:table-cell>
          <table:table-cell table:formula="oooc:=ROUND([.A86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3">
            <text:p>0,03</text:p>
          </table:table-cell>
          <table:table-cell/>
          <table:table-cell office:value-type="float" office:value="1701">
            <text:p>1701</text:p>
          </table:table-cell>
          <table:table-cell office:value-type="float" office:value="501664">
            <text:p>501664</text:p>
          </table:table-cell>
          <table:table-cell table:formula="oooc:=ROUND([.J86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2">
            <text:p>0,82</text:p>
          </table:table-cell>
          <table:table-cell/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320724">
            <text:p>320724</text:p>
          </table:table-cell>
          <table:table-cell table:formula="oooc:=ROUND([.A87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.15">
            <text:p>0,15</text:p>
          </table:table-cell>
          <table:table-cell table:style-name="ce1" office:value-type="float" office:value="0.03">
            <text:p>0,03</text:p>
          </table:table-cell>
          <table:table-cell office:value-type="float" office:value="0.04">
            <text:p>0,04</text:p>
          </table:table-cell>
          <table:table-cell/>
          <table:table-cell office:value-type="float" office:value="1721">
            <text:p>1721</text:p>
          </table:table-cell>
          <table:table-cell office:value-type="float" office:value="501912">
            <text:p>501912</text:p>
          </table:table-cell>
          <table:table-cell table:formula="oooc:=ROUND([.J87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3">
            <text:p>0,83</text:p>
          </table:table-cell>
          <table:table-cell/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320844">
            <text:p>320844</text:p>
          </table:table-cell>
          <table:table-cell table:formula="oooc:=ROUND([.A88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.24">
            <text:p>0,24</text:p>
          </table:table-cell>
          <table:table-cell table:style-name="ce1" office:value-type="float" office:value="0.06">
            <text:p>0,06</text:p>
          </table:table-cell>
          <table:table-cell office:value-type="float" office:value="0.05">
            <text:p>0,05</text:p>
          </table:table-cell>
          <table:table-cell/>
          <table:table-cell office:value-type="float" office:value="1741">
            <text:p>1741</text:p>
          </table:table-cell>
          <table:table-cell office:value-type="float" office:value="502064">
            <text:p>502064</text:p>
          </table:table-cell>
          <table:table-cell table:formula="oooc:=ROUND([.J88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3">
            <text:p>0,83</text:p>
          </table:table-cell>
          <table:table-cell/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320840">
            <text:p>320840</text:p>
          </table:table-cell>
          <table:table-cell table:formula="oooc:=ROUND([.A89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.25">
            <text:p>0,25</text:p>
          </table:table-cell>
          <table:table-cell table:style-name="ce1" office:value-type="float" office:value="0.07">
            <text:p>0,07</text:p>
          </table:table-cell>
          <table:table-cell office:value-type="float" office:value="0.05">
            <text:p>0,05</text:p>
          </table:table-cell>
          <table:table-cell/>
          <table:table-cell office:value-type="float" office:value="1761">
            <text:p>1761</text:p>
          </table:table-cell>
          <table:table-cell office:value-type="float" office:value="501704">
            <text:p>501704</text:p>
          </table:table-cell>
          <table:table-cell table:formula="oooc:=ROUND([.J89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3">
            <text:p>0,83</text:p>
          </table:table-cell>
          <table:table-cell/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320848">
            <text:p>320848</text:p>
          </table:table-cell>
          <table:table-cell table:formula="oooc:=ROUND([.A90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,18</text:p>
          </table:table-cell>
          <table:table-cell table:style-name="ce1" office:value-type="float" office:value="0.07">
            <text:p>0,07</text:p>
          </table:table-cell>
          <table:table-cell office:value-type="float" office:value="0.05">
            <text:p>0,05</text:p>
          </table:table-cell>
          <table:table-cell/>
          <table:table-cell office:value-type="float" office:value="1781">
            <text:p>1781</text:p>
          </table:table-cell>
          <table:table-cell office:value-type="float" office:value="501924">
            <text:p>501924</text:p>
          </table:table-cell>
          <table:table-cell table:formula="oooc:=ROUND([.J90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3">
            <text:p>0,83</text:p>
          </table:table-cell>
          <table:table-cell/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320848">
            <text:p>320848</text:p>
          </table:table-cell>
          <table:table-cell table:formula="oooc:=ROUND([.A91]/1024)"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float" office:value="0.13">
            <text:p>0,13</text:p>
          </table:table-cell>
          <table:table-cell table:style-name="ce1" office:value-type="float" office:value="0.06">
            <text:p>0,06</text:p>
          </table:table-cell>
          <table:table-cell office:value-type="float" office:value="0.05">
            <text:p>0,05</text:p>
          </table:table-cell>
          <table:table-cell/>
          <table:table-cell office:value-type="float" office:value="1801">
            <text:p>1801</text:p>
          </table:table-cell>
          <table:table-cell office:value-type="float" office:value="501692">
            <text:p>501692</text:p>
          </table:table-cell>
          <table:table-cell table:formula="oooc:=ROUND([.J91]/1024)" office:value-type="float" office:value="490">
            <text:p>49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83">
            <text:p>0,83</text:p>
          </table:table-cell>
          <table:table-cell/>
          <table:table-cell office:value-type="float" office:value="1807">
            <text:p>1807</text:p>
          </table:table-cell>
        </table:table-row>
        <table:table-row table:style-name="ro1">
          <table:table-cell/>
          <table:table-cell office:value-type="string">
            <text:p>En “reposo”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Con carga</text:p>
          </table:table-cell>
          <table:table-cell table:number-columns-repeated="7"/>
        </table:table-row>
        <table:table-row table:style-name="ro1">
          <table:table-cell>
            <draw:frame table:end-cell-address="Hoja1.K118" table:end-x="0.146cm" table:end-y="0.097cm" draw:z-index="0" draw:style-name="gr1" svg:width="21.701cm" svg:height="11.46cm" svg:x="1.026cm" svg:y="0.411cm">
              <draw:object draw:notify-on-update-of-ranges="Hoja1.I1:Hoja1.I91 Hoja1.B92:Hoja1.B92 Hoja1.C1:Hoja1.C91 Hoja1.K92:Hoja1.K92 Hoja1.L1:Hoja1.L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Default"/>
          <table:table-cell table:number-columns-repeated="13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Hoja2.J25" table:end-x="1.379cm" table:end-y="0.158cm" draw:z-index="0" draw:style-name="gr1" svg:width="21.701cm" svg:height="11.46cm" svg:x="0.001cm" svg:y="0cm">
              <draw:object draw:notify-on-update-of-ranges="Hoja1.I1:Hoja1.I91 Hoja1.B92:Hoja1.B92 Hoja1.B1:Hoja1.B91 Hoja1.K92:Hoja1.K92 Hoja1.K1:Hoja1.K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4">
          <table:table-cell/>
        </table:table-row>
        <table:table-row table:style-name="ro1">
          <table:table-cell>
            <draw:frame table:end-cell-address="Hoja2.J50" table:end-x="1.379cm" table:end-y="0.157cm" draw:z-index="1" draw:style-name="gr1" svg:width="21.701cm" svg:height="11.46cm" svg:x="0.001cm" svg:y="0cm">
              <draw:object draw:notify-on-update-of-ranges="Hoja1.I1:Hoja1.I91 Hoja1.B92:Hoja1.B92 Hoja1.C1:Hoja1.C91 Hoja1.K92:Hoja1.K92 Hoja1.L1:Hoja1.L9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Hoja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Hoja3.K26" table:end-x="0.059cm" table:end-y="0.065cm" draw:z-index="0" draw:style-name="gr1" svg:width="22.64cm" svg:height="11.837cm" svg:x="0cm" svg:y="0.001cm">
              <draw:object draw:notify-on-update-of-ranges="Hoja1.I1:Hoja1.I91 Hoja1.B92:Hoja1.B92 Hoja1.E1:Hoja1.E91 Hoja1.K92:Hoja1.K92 Hoja1.N1:Hoja1.N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Hoja3.K52" table:end-x="0.059cm" table:end-y="0.065cm" draw:z-index="1" draw:style-name="gr1" svg:width="22.64cm" svg:height="11.837cm" svg:x="0cm" svg:y="0.002cm">
              <draw:object draw:notify-on-update-of-ranges="Hoja1.I1:Hoja1.I91 Hoja1.B92:Hoja1.B92 Hoja1.F1:Hoja1.F91 Hoja1.K92:Hoja1.K92 Hoja1.O1:Hoja1.O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Hoja3.K78" table:end-x="0.059cm" table:end-y="0.064cm" draw:z-index="2" draw:style-name="gr1" svg:width="22.64cm" svg:height="11.837cm" svg:x="0cm" svg:y="0.001cm">
              <draw:object draw:notify-on-update-of-ranges="Hoja1.I1:Hoja1.I91 Hoja1.B92:Hoja1.B92 Hoja1.G1:Hoja1.G91 Hoja1.K92:Hoja1.K92 Hoja1.P1:Hoja1.P9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4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/04/2009</text:date>, <text:time>04:4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4-21T00:15:58</meta:creation-date>
    <dc:creator>RauBn</dc:creator>
    <dc:date>2009-04-21T02:11:00</dc:date>
    <meta:editing-cycles>3</meta:editing-cycles>
    <meta:editing-duration>PT1H3M1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2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702cm" svg:height="11.461cm" chart:class="chart:line" chart:style-name="ch1">
        <chart:title svg:x="9.297cm" svg:y="0.229cm" chart:style-name="ch2">
          <text:p>Memoria SWAP</text:p>
        </chart:title>
        <chart:legend chart:legend-position="end" svg:x="19.185cm" svg:y="5.28cm" chart:style-name="ch3"/>
        <chart:plot-area chart:style-name="ch4" table:cell-range-address="Hoja1.I1:Hoja1.I91 Hoja1.B92:Hoja1.B92 Hoja1.C1:Hoja1.C91 Hoja1.K92:Hoja1.K92 Hoja1.L1:Hoja1.L91 Hoja1.B1:Hoja1.B1" chart:data-source-has-labels="both" svg:x="0.432cm" svg:y="1.336cm" svg:width="18.079cm" svg:height="9.663cm">
          <chart:axis chart:dimension="x" chart:name="primary-x" chart:style-name="ch5">
            <chart:title svg:x="8.989cm" svg:y="10.669cm" chart:style-name="ch6">
              <text:p>Tiempo (s)</text:p>
            </chart:title>
            <chart:categories table:cell-range-address="Hoja1.I1:Hoja1.I91"/>
          </chart:axis>
          <chart:axis chart:dimension="y" chart:name="primary-y" chart:style-name="ch5">
            <chart:title svg:x="0.199cm" svg:y="6.858cm" chart:style-name="ch7">
              <text:p>KB ocupados</text:p>
            </chart:title>
            <chart:grid chart:style-name="ch8" chart:class="major"/>
          </chart:axis>
          <chart:series chart:style-name="ch9" chart:values-cell-range-address="Hoja1.C1:Hoja1.C91" chart:label-cell-address="Hoja1.B92:Hoja1.B92" chart:class="chart:line">
            <chart:data-point chart:repeated="91"/>
          </chart:series>
          <chart:series chart:style-name="ch10" chart:values-cell-range-address="Hoja1.L1:Hoja1.L91" chart:label-cell-address="Hoja1.K92:Hoja1.K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41cm" svg:height="11.838cm" chart:class="chart:line" chart:style-name="ch1">
        <chart:title svg:x="10.722cm" svg:y="0.236cm" chart:style-name="ch2">
          <text:p>Carga</text:p>
        </chart:title>
        <chart:subtitle svg:x="9.616cm" svg:y="0.984cm" chart:style-name="ch3">
          <text:p>Media de un minuto</text:p>
        </chart:subtitle>
        <chart:legend chart:legend-position="end" svg:x="20.103cm" svg:y="5.44cm" chart:style-name="ch4"/>
        <chart:plot-area chart:style-name="ch5" table:cell-range-address="Hoja1.I1:Hoja1.I91 Hoja1.B92:Hoja1.B92 Hoja1.E1:Hoja1.E91 Hoja1.K92:Hoja1.K92 Hoja1.N1:Hoja1.N91 Hoja1.B1:Hoja1.B1" chart:data-source-has-labels="both" svg:x="0.449cm" svg:y="1.627cm" svg:width="19.195cm" svg:height="9.729cm">
          <chart:axis chart:dimension="x" chart:name="primary-x" chart:style-name="ch6">
            <chart:categories table:cell-range-address="Hoja1.I1:Hoja1.I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1:Hoja1.E91" chart:label-cell-address="Hoja1.B92:Hoja1.B92" chart:class="chart:line">
            <chart:data-point chart:repeated="91"/>
          </chart:series>
          <chart:series chart:style-name="ch9" chart:values-cell-range-address="Hoja1.N1:Hoja1.N91" chart:label-cell-address="Hoja1.K92:Hoja1.K9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">
                <text:p>1.1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">
                <text:p>0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">
                <text:p>0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">
                <text:p>0.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">
                <text:p>0.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">
                <text:p>0.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">
                <text:p>0.0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">
                <text:p>0.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">
                <text:p>0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">
                <text:p>0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">
                <text:p>0.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">
                <text:p>0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">
                <text:p>0.0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702cm" svg:height="11.461cm" chart:class="chart:line" chart:style-name="ch1">
        <chart:title svg:x="9.491cm" svg:y="0.229cm" chart:style-name="ch2">
          <text:p>Memoria RAM</text:p>
        </chart:title>
        <chart:legend chart:legend-position="end" svg:x="19.184cm" svg:y="5.279cm" chart:style-name="ch3"/>
        <chart:plot-area chart:style-name="ch4" table:cell-range-address="Hoja1.I1:Hoja1.I91 Hoja1.B1:Hoja1.B92 Hoja1.K1:Hoja1.K92" chart:data-source-has-labels="both" svg:x="0.431cm" svg:y="1.336cm" svg:width="18.078cm" svg:height="9.663cm">
          <chart:axis chart:dimension="x" chart:name="primary-x" chart:style-name="ch5">
            <chart:title svg:x="8.99cm" svg:y="10.67cm" chart:style-name="ch6">
              <text:p>Tiempo (s)</text:p>
            </chart:title>
            <chart:categories table:cell-range-address="Hoja1.I1:Hoja1.I91"/>
          </chart:axis>
          <chart:axis chart:dimension="y" chart:name="primary-y" chart:style-name="ch5">
            <chart:title svg:x="0.2cm" svg:y="6.872cm" chart:style-name="ch7">
              <text:p>MB ocupados</text:p>
            </chart:title>
            <chart:grid chart:style-name="ch8" chart:class="major"/>
          </chart:axis>
          <chart:series chart:style-name="ch9" chart:values-cell-range-address="Hoja1.B1:Hoja1.B91" chart:label-cell-address="Hoja1.B92:Hoja1.B92" chart:class="chart:line">
            <chart:data-point chart:repeated="91"/>
          </chart:series>
          <chart:series chart:style-name="ch10" chart:values-cell-range-address="Hoja1.K1:Hoja1.K91" chart:label-cell-address="Hoja1.K92:Hoja1.K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4">
                <text:p>33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1">
                <text:p>31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1">
                <text:p>31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">
                <text:p>31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1">
                <text:p>31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1">
                <text:p>31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">
                <text:p>31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1">
                <text:p>31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1">
                <text:p>31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1">
                <text:p>31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">
                <text:p>3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1">
                <text:p>3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1">
                <text:p>31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">
                <text:p>31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1">
                <text:p>31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1">
                <text:p>31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2">
                <text:p>3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12">
                <text:p>3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12">
                <text:p>3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12">
                <text:p>3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13">
                <text:p>3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3">
                <text:p>3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13">
                <text:p>3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13">
                <text:p>313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41cm" svg:height="11.838cm" chart:class="chart:line" chart:style-name="ch1">
        <chart:title svg:x="10.722cm" svg:y="0.236cm" chart:style-name="ch2">
          <text:p>Carga</text:p>
        </chart:title>
        <chart:subtitle svg:x="9.616cm" svg:y="0.985cm" chart:style-name="ch3">
          <text:p>Media de 5 minutos</text:p>
        </chart:subtitle>
        <chart:legend chart:legend-position="end" svg:x="20.102cm" svg:y="5.44cm" chart:style-name="ch4"/>
        <chart:plot-area chart:style-name="ch5" table:cell-range-address="Hoja1.I1:Hoja1.I91 Hoja1.B92:Hoja1.B92 Hoja1.F1:Hoja1.F91 Hoja1.K92:Hoja1.K92 Hoja1.O1:Hoja1.O91 Hoja1.B1:Hoja1.B1" chart:data-source-has-labels="both" svg:x="0.449cm" svg:y="1.627cm" svg:width="19.194cm" svg:height="9.729cm">
          <chart:axis chart:dimension="x" chart:name="primary-x" chart:style-name="ch6">
            <chart:categories table:cell-range-address="Hoja1.I1:Hoja1.I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F1:Hoja1.F91" chart:label-cell-address="Hoja1.B92:Hoja1.B92" chart:class="chart:line">
            <chart:data-point chart:repeated="91"/>
          </chart:series>
          <chart:series chart:style-name="ch9" chart:values-cell-range-address="Hoja1.O1:Hoja1.O91" chart:label-cell-address="Hoja1.K92:Hoja1.K9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">
                <text:p>0.6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">
                <text:p>0.6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">
                <text:p>0.6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">
                <text:p>0.5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">
                <text:p>0.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">
                <text:p>0.3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5">
                <text:p>0.3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">
                <text:p>0.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">
                <text:p>0.2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5">
                <text:p>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3">
                <text:p>0.2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">
                <text:p>0.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">
                <text:p>0.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">
                <text:p>0.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">
                <text:p>0.1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6">
                <text:p>0.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">
                <text:p>0.1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">
                <text:p>0.2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3">
                <text:p>0.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2">
                <text:p>0.2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">
                <text:p>0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">
                <text:p>0.1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8">
                <text:p>0.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6">
                <text:p>0.1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5">
                <text:p>0.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4">
                <text:p>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3">
                <text:p>0.1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2">
                <text:p>0.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1">
                <text:p>0.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">
                <text:p>0.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9">
                <text:p>0.0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8">
                <text:p>0.0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">
                <text:p>0.0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7">
                <text:p>0.0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7">
                <text:p>0.0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6">
                <text:p>0.0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">
                <text:p>0.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">
                <text:p>0.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9">
                <text:p>0.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8">
                <text:p>0.0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1">
                <text:p>0.1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">
                <text:p>0.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9">
                <text:p>0.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9">
                <text:p>0.0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8">
                <text:p>0.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7">
                <text:p>0.0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7">
                <text:p>0.0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6">
                <text:p>0.0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6">
                <text:p>0.0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5">
                <text:p>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4">
                <text:p>0.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4">
                <text:p>0.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4">
                <text:p>0.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3">
                <text:p>0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3">
                <text:p>0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3">
                <text:p>0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3">
                <text:p>0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2">
                <text:p>0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2">
                <text:p>0.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2">
                <text:p>0.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2">
                <text:p>0.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2">
                <text:p>0.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1">
                <text:p>0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41cm" svg:height="11.838cm" chart:class="chart:line" chart:style-name="ch1">
        <chart:title svg:x="10.722cm" svg:y="0.236cm" chart:style-name="ch2">
          <text:p>Carga</text:p>
        </chart:title>
        <chart:subtitle svg:x="9.514cm" svg:y="0.984cm" chart:style-name="ch3">
          <text:p>Media de 15 minutos</text:p>
        </chart:subtitle>
        <chart:legend chart:legend-position="end" svg:x="20.103cm" svg:y="5.44cm" chart:style-name="ch4"/>
        <chart:plot-area chart:style-name="ch5" table:cell-range-address="Hoja1.I1:Hoja1.I91 Hoja1.B92:Hoja1.B92 Hoja1.G1:Hoja1.G91 Hoja1.K92:Hoja1.K92 Hoja1.P1:Hoja1.P91 Hoja1.B1:Hoja1.B1" chart:data-source-has-labels="both" svg:x="0.449cm" svg:y="1.627cm" svg:width="19.195cm" svg:height="9.729cm">
          <chart:axis chart:dimension="x" chart:name="primary-x" chart:style-name="ch6">
            <chart:categories table:cell-range-address="Hoja1.I1:Hoja1.I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1:Hoja1.G91" chart:label-cell-address="Hoja1.B92:Hoja1.B92" chart:class="chart:line">
            <chart:data-point chart:repeated="91"/>
          </chart:series>
          <chart:series chart:style-name="ch9" chart:values-cell-range-address="Hoja1.P1:Hoja1.P91" chart:label-cell-address="Hoja1.K92:Hoja1.K9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">
                <text:p>0.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">
                <text:p>0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">
                <text:p>0.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">
                <text:p>0.1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8">
                <text:p>0.1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7">
                <text:p>0.1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7">
                <text:p>0.1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6">
                <text:p>0.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">
                <text:p>0.1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">
                <text:p>0.1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">
                <text:p>0.1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">
                <text:p>0.1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8">
                <text:p>0.1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">
                <text:p>0.1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7">
                <text:p>0.1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6">
                <text:p>0.1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5">
                <text:p>0.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5">
                <text:p>0.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5">
                <text:p>0.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4">
                <text:p>0.1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4">
                <text:p>0.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3">
                <text:p>0.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3">
                <text:p>0.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3">
                <text:p>0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2">
                <text:p>0.1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2">
                <text:p>0.1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2">
                <text:p>0.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1">
                <text:p>0.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2">
                <text:p>0.1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2">
                <text:p>0.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2">
                <text:p>0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1">
                <text:p>0.1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2">
                <text:p>0.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1">
                <text:p>0.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1">
                <text:p>0.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1">
                <text:p>0.1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">
                <text:p>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1">
                <text:p>0.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">
                <text:p>0.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9">
                <text:p>0.0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9">
                <text:p>0.0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9">
                <text:p>0.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8">
                <text:p>0.0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8">
                <text:p>0.0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8">
                <text:p>0.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8">
                <text:p>0.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8">
                <text:p>0.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8">
                <text:p>0.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7">
                <text:p>0.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7">
                <text:p>0.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7">
                <text:p>0.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7">
                <text:p>0.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7">
                <text:p>0.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6">
                <text:p>0.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6">
                <text:p>0.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6">
                <text:p>0.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6">
                <text:p>0.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6">
                <text:p>0.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5">
                <text:p>0.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5">
                <text:p>0.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5">
                <text:p>0.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5">
                <text:p>0.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5">
                <text:p>0.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4">
                <text:p>0.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4">
                <text:p>0.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4">
                <text:p>0.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4">
                <text:p>0.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4">
                <text:p>0.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4">
                <text:p>0.0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5">
                <text:p>0.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5">
                <text:p>0.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5">
                <text:p>0.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5">
                <text:p>0.05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702cm" svg:height="11.461cm" chart:class="chart:line" chart:style-name="ch1">
        <chart:title svg:x="9.298cm" svg:y="0.229cm" chart:style-name="ch2">
          <text:p>Memoria SWAP</text:p>
        </chart:title>
        <chart:legend chart:legend-position="end" svg:x="19.184cm" svg:y="5.279cm" chart:style-name="ch3"/>
        <chart:plot-area chart:style-name="ch4" table:cell-range-address="Hoja1.I1:Hoja1.I91 Hoja1.B92:Hoja1.B92 Hoja1.C1:Hoja1.C91 Hoja1.K92:Hoja1.K92 Hoja1.L1:Hoja1.L91 Hoja1.B1:Hoja1.B1" chart:data-source-has-labels="both" svg:x="0.431cm" svg:y="1.336cm" svg:width="18.078cm" svg:height="9.663cm">
          <chart:axis chart:dimension="x" chart:name="primary-x" chart:style-name="ch5">
            <chart:title svg:x="8.99cm" svg:y="10.67cm" chart:style-name="ch6">
              <text:p>Tiempo (s)</text:p>
            </chart:title>
            <chart:categories table:cell-range-address="Hoja1.I1:Hoja1.I91"/>
          </chart:axis>
          <chart:axis chart:dimension="y" chart:name="primary-y" chart:style-name="ch5">
            <chart:title svg:x="0.2cm" svg:y="6.857cm" chart:style-name="ch7">
              <text:p>KB ocupados</text:p>
            </chart:title>
            <chart:grid chart:style-name="ch8" chart:class="major"/>
          </chart:axis>
          <chart:series chart:style-name="ch9" chart:values-cell-range-address="Hoja1.C1:Hoja1.C91" chart:label-cell-address="Hoja1.B92:Hoja1.B92" chart:class="chart:line">
            <chart:data-point chart:repeated="91"/>
          </chart:series>
          <chart:series chart:style-name="ch10" chart:values-cell-range-address="Hoja1.L1:Hoja1.L91" chart:label-cell-address="Hoja1.K92:Hoja1.K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“reposo”</text:p>
              </table:table-cell>
              <table:table-cell office:value-type="string">
                <text:p>Con carga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